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ato, sans-serif" svg:font-family="La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widows="2" fo:orphans="2" fo:break-before="page" fo:text-align="center" fo:margin-bottom="0in" style:line-height-at-least="0.25in"/>
      <style:text-properties style:font-name-complex="Times New Roman" fo:font-weight="bold" style:font-weight-asian="bold" style:font-weight-complex="bold" fo:color="#000000"/>
    </style:style>
    <style:style style:name="P2" style:parent-style-name="Textbody" style:family="paragraph">
      <style:paragraph-properties fo:widows="2" fo:orphans="2" fo:text-align="center" fo:margin-bottom="0in" style:line-height-at-least="0.25in"/>
      <style:text-properties style:font-name-complex="Times New Roman" fo:font-weight="bold" style:font-weight-asian="bold" style:font-weight-complex="bold" fo:color="#000000"/>
    </style:style>
    <style:style style:name="P3" style:parent-style-name="Textbody" style:family="paragraph">
      <style:paragraph-properties fo:widows="2" fo:orphans="2" fo:text-align="center" fo:margin-bottom="0in" style:line-height-at-least="0.25in"/>
    </style:style>
    <style:style style:name="T4" style:parent-style-name="Основнойшрифтабзаца" style:family="text">
      <style:text-properties style:font-name-complex="Times New Roman" fo:font-weight="bold" style:font-weight-asian="bold" style:font-weight-complex="bold" fo:color="#000000"/>
    </style:style>
    <style:style style:name="T5" style:parent-style-name="Основнойшрифтабзаца" style:family="text">
      <style:text-properties style:font-name="Lato, sans-serif" fo:color="#000000"/>
    </style:style>
    <style:style style:name="P6" style:parent-style-name="Textbody" style:family="paragraph">
      <style:paragraph-properties fo:widows="2" fo:orphans="2" fo:margin-bottom="0in" style:line-height-at-least="0.25in"/>
      <style:text-properties style:font-name="Lato, sans-serif" fo:color="#000000"/>
    </style:style>
    <style:style style:name="P7" style:parent-style-name="Textbody" style:family="paragraph">
      <style:paragraph-properties fo:widows="2" fo:orphans="2" fo:margin-bottom="0in" style:line-height-at-least="0.25in"/>
    </style:style>
    <style:style style:name="T8" style:parent-style-name="Основнойшрифтабзаца" style:family="text">
      <style:text-properties style:font-name="Lato, sans-serif" fo:color="#000000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P15" style:parent-style-name="Textbody" style:family="paragraph">
      <style:paragraph-properties fo:widows="2" fo:orphans="2" fo:margin-bottom="0in" style:line-height-at-least="0.25in"/>
    </style:style>
    <style:style style:name="T16" style:parent-style-name="Основнойшрифтабзаца" style:family="text">
      <style:text-properties fo:color="#000000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P19" style:parent-style-name="Textbody" style:family="paragraph">
      <style:paragraph-properties fo:widows="2" fo:orphans="2" fo:margin-bottom="0.1562in" style:line-height-at-least="0.25in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1" style:parent-style-name="Основнойшрифтабзаца" style:family="text">
      <style:text-properties style:font-name="Lato, sans-serif" fo:color="#000000"/>
    </style:style>
    <style:style style:name="P22" style:parent-style-name="Textbody" style:family="paragraph">
      <style:paragraph-properties fo:widows="2" fo:orphans="2" fo:margin-bottom="0in" style:line-height-at-least="0.25in"/>
    </style:style>
    <style:style style:name="T23" style:parent-style-name="StrongEmphasis" style:family="text">
      <style:text-properties fo:color="#000000" fo:font-size="14pt" style:font-size-asian="14pt" style:font-size-complex="14pt"/>
    </style:style>
    <style:style style:name="P2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2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2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2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2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29" style:parent-style-name="Textbody" style:family="paragraph">
      <style:paragraph-properties fo:widows="2" fo:orphans="2" fo:margin-bottom="0in" style:line-height-at-least="0.25in"/>
    </style:style>
    <style:style style:name="T3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31" style:parent-style-name="Основнойшрифтабзаца" style:family="text">
      <style:text-properties fo:color="#000000" fo:font-size="14pt" style:font-size-asian="14pt" style:font-size-complex="14pt"/>
    </style:style>
    <style:style style:name="T32" style:parent-style-name="Основнойшрифтабзаца" style:family="text">
      <style:text-properties fo:color="#000000" fo:font-size="14pt" style:font-size-asian="14pt" style:font-size-complex="14pt"/>
    </style:style>
    <style:style style:name="P33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3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35" style:parent-style-name="Textbody" style:family="paragraph">
      <style:paragraph-properties fo:widows="2" fo:orphans="2" fo:margin-bottom="0in" style:line-height-at-least="0.25in"/>
    </style:style>
    <style:style style:name="T3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37" style:parent-style-name="Основнойшрифтабзаца" style:family="text">
      <style:text-properties fo:color="#000000" fo:font-size="14pt" style:font-size-asian="14pt" style:font-size-complex="14pt"/>
    </style:style>
    <style:style style:name="P3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39" style:parent-style-name="Textbody" style:family="paragraph">
      <style:paragraph-properties fo:widows="2" fo:orphans="2" fo:margin-bottom="0in" style:line-height-at-least="0.25in"/>
    </style:style>
    <style:style style:name="T4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41" style:parent-style-name="Основнойшрифтабзаца" style:family="text">
      <style:text-properties fo:color="#000000" fo:font-size="14pt" style:font-size-asian="14pt" style:font-size-complex="14pt"/>
    </style:style>
    <style:style style:name="P42" style:parent-style-name="Textbody" style:family="paragraph">
      <style:paragraph-properties fo:widows="2" fo:orphans="2" fo:margin-bottom="0in" style:line-height-at-least="0.25in"/>
    </style:style>
    <style:style style:name="T43" style:parent-style-name="Основнойшрифтабзаца" style:family="text">
      <style:text-properties fo:color="#000000" fo:font-size="14pt" style:font-size-asian="14pt" style:font-size-complex="14pt"/>
    </style:style>
    <style:style style:name="T4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45" style:parent-style-name="Основнойшрифтабзаца" style:family="text">
      <style:text-properties fo:color="#000000" fo:font-size="14pt" style:font-size-asian="14pt" style:font-size-complex="14pt"/>
    </style:style>
    <style:style style:name="P4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4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4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49" style:parent-style-name="Textbody" style:family="paragraph">
      <style:paragraph-properties fo:widows="2" fo:orphans="2" fo:margin-bottom="0in" style:line-height-at-least="0.25in"/>
    </style:style>
    <style:style style:name="T50" style:parent-style-name="Основнойшрифтабзаца" style:family="text">
      <style:text-properties fo:color="#000000"/>
    </style:style>
    <style:style style:name="T51" style:parent-style-name="Основнойшрифтабзаца" style:family="text">
      <style:text-properties fo:color="#000000" fo:font-size="14pt" style:font-size-asian="14pt" style:font-size-complex="14pt"/>
    </style:style>
    <style:style style:name="P52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53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5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5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5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5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5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59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0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1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2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3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69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0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1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2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3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79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0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1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2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3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89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0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1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2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3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99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0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1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2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3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6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7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8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09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10" style:parent-style-name="Textbody" style:family="paragraph">
      <style:paragraph-properties fo:widows="2" fo:orphans="2" fo:margin-bottom="0in" style:line-height-at-least="0.25in"/>
    </style:style>
    <style:style style:name="T111" style:parent-style-name="Основнойшрифтабзаца" style:family="text">
      <style:text-properties fo:color="#000000" fo:font-size="14pt" style:font-size-asian="14pt" style:font-size-complex="14pt"/>
    </style:style>
    <style:style style:name="T11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13" style:parent-style-name="Основнойшрифтабзаца" style:family="text">
      <style:text-properties fo:color="#000000" fo:font-size="14pt" style:font-size-asian="14pt" style:font-size-complex="14pt"/>
    </style:style>
    <style:style style:name="P114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15" style:parent-style-name="Textbody" style:family="paragraph">
      <style:paragraph-properties fo:widows="2" fo:orphans="2" fo:margin-bottom="0in" style:line-height-at-least="0.25in"/>
      <style:text-properties fo:color="#000000" fo:font-size="14pt" style:font-size-asian="14pt" style:font-size-complex="14pt"/>
    </style:style>
    <style:style style:name="P116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17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18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19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20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21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22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23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24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name="P125" style:parent-style-name="Textbody" style:list-style-name="LFO1" style:family="paragraph">
      <style:paragraph-properties fo:widows="2" fo:orphans="2" fo:margin-bottom="0in"/>
      <style:text-properties fo:color="#000000" fo:font-size="14pt" style:font-size-asian="14pt" style:font-size-complex="14pt"/>
    </style:style>
  </office:automatic-styles>
  <office:body>
    <office:text text:use-soft-page-breaks="true">
      <text:p text:style-name="P1">МЕТОДИЧЕСКАЯ СТАТЬЯ НА ТЕМУ:</text:p>
      <text:p text:style-name="P2">«ВЛИЯНИЕ УСТНОГО НАРОДНОГО ТВОРЧЕСТВА НА РАЗВИТИЕ РЕЧИ<text:s/></text:p>
      <text:p text:style-name="P3"><text:span text:style-name="T4">ДЕТЕЙ 2-3 ЛЕТ</text:span><text:span text:style-name="T5">»</text:span></text:p>
      <text:p text:style-name="P6"/>
      <text:p text:style-name="P7"><text:span text:style-name="T8"><text:s/></text:span><text:span text:style-name="T9">Автор:</text:span><text:span text:style-name="T10"><text:s/></text:span><text:span text:style-name="T11">Аникина Т</text:span><text:span text:style-name="T12">.</text:span><text:span text:style-name="T13"><text:s/>М</text:span><text:span text:style-name="T14">.</text:span></text:p>
      <text:p text:style-name="P15"><text:span text:style-name="T16"><text:s/></text:span><text:span text:style-name="T17">Должность:<text:s/></text:span><text:span text:style-name="T18">Воспитатель</text:span></text:p>
      <text:p text:style-name="P19"><text:span text:style-name="T20"><text:s text:c="18"/></text:span><text:span text:style-name="T21"><text:s text:c="2"/></text:span></text:p>
      <text:p text:style-name="P22"><text:span text:style-name="T23">Тема: «Развитие речи младших дошкольников посредством устного народного творчества»</text:span></text:p>
      <text:p text:style-name="P24"><text:s/> Народная педагогика на протяжении многих веков создавала и собирала замечательные «жемчужины» – частушки, потешки, прибаутки, песенки и сказки, в которых реальный мир предметов и действий представлен ярко, художественно и, что очень важно – понятно даже для самых маленьких детей.</text:p>
      <text:p text:style-name="P25">Детский фольклор обширная область устного народного творчества. Это целый мир – яркий, радостный, наполненный жизненной силой и красотой.   В течение многих веков фольклорные произведения любовно и мудро поучают ребёнка, приобщают его к высокой моральной культуре своего народа. Мудрые, доступные детям истины помогают им адаптироваться среди людей, овладеть опытом человеческих взаимоотношений. Большинство песенок, потешек, прибауток создавалось в процессе труда на природе, в быту.<text:s/>Знакомство с народными произведениями обогащает чувства и речь малышей, формирует отношение к окружающему миру, играет неоценимую роль во всестороннем развитии, оказывает нравственное влияние – пробуждает в ребёнке чувства симпатии, любви к людям, ко всему живому, интерес и уважение к труду. Развивается речь, формируются нравственные привычки, обогащаются знания о природе. Яркие, оригинальные, доступные по содержанию заклички, приговорки, дразнилки легко запоминаются и могут широко использоваться детьми в играх. Ласковый говорок фольклорных произведений вызывает удовольствие не только у детей, но и у взрослых, использующих образный язык народного поэтического творчества для выражения своей заботы, нежности, любви. Фольклор духовно обогащает среду, в которой растёт ребёнок, закладывает предпосылки высоких человеческих качеств. В.А.<text:s/>Сухомлинский считал, что сказки, песенки, потешки, являются незаменимым средством пробуждения познавательной активности, самостоятельности, яркой индивидуальности.</text:p>
      <text:p text:style-name="P26">Подобно тому, как навсегда запоминаются первые книжки, так память хранит и те мелодии, которые довелось услышать в ранние годы. Вот почему так важно, чтобы колыбельные песни, пестушки, прибаутки входили в жизнь в ту пору, когда человек особенно восприимчив ко всему прекрасному. Важно, чтобы дети<text:s/><text:soft-page-break/>с раннего возраста слышали и понимали всю красоту мелодичности русского языка. Ведь в детском фольклоре много душевности, искренности. Поэтому фольклор всегда и современен, так как развивается вместе с народом, вбирая в себя все самое ценное, что существовало раннее, и отображая новые социальные изменения.</text:p>
      <text:p text:style-name="P27">Фольклор – это яркий выразительный материал, который несёт в себе важный познавательный и эмоциональный материал, необходимый для речевого развития младших дошкольников.</text:p>
      <text:p text:style-name="P28">Главными хранителями фольклора были русские женщины-крестьянки, матери, бабушки, няни, кормилицы, гусляры, люди рассказывающие сказки. Идею использования народной культуры в дошкольном образовании активно поддерживали известные педагоги как Е.А.<text:s/>Усова, Е.И.<text:s/>Тихеева, Е.Н. Водовозова. В методике развития речи детского дошкольного возраста имеется немало исследований, посвящённых использованию фольклорных произведений в развитии речи детей: М.Г. Буняковой, Е.Н. Водовозовой, О.С.<text:s/>Ушаковой и др. Все они свидетельствуют о возможности использования фольклорных произведений в развитии речи детей. По мнению великого русского педагога К.Д.<text:s/>Ушинского, средства устного народного творчества должны активнее внедряться в процессе обучения и воспитания детей младшего дошкольного возраста. Вслед за К.Д.<text:s/>Ушинским, его ученица Е.Н. Водовозова придерживалась принципам «народности воспитания», также была сторонницей использования в воспитании детей русской народной речи: сказок, потешек, песен и т.д., считая их богатейшим и ценным материалом развития речи ребёнка для воспитания любви к своему языку, народу, Родине. По словам А.П.<text:s/>Усовой «словесное русское народное творчество заключает в себе поэтические ценности. Его влияние на развитие речи детей неоспоримо. С помощью малых форм фольклора можно решать практически все задачи методики развития речи, и наряду с основными методами и приёмами речевого развития дошкольников можно и нужно использовать этот богатейший материал словесного творчества народа». В настоящее время проблемой применения фольклора в обучении и воспитании детей занимались Илькова А.П., Политова Н.И., Кузьмина Н.П. и др. Павловой Л.И. сформированы некоторые принципы и методы работы с детьми раннего возраста в цикле статей «Фольклор для маленьких».</text:p>
      <text:p text:style-name="P29"><text:span text:style-name="T30">Актуальность</text:span><text:span text:style-name="T31"> работы моей темы заключается в том, что с помощью устного народного творчества взрослый легко устанавливает с ребёнком эмоциональный контакт. Произведения устного народного творчества имеют огромное познавательное и воспитательное значение для ребёнка, способствуют развитию образного мышления, обогащают речь детей. Сказки, потешки, прибаутки, загадки – первые художественные произведения, которые слышит<text:s/></text:span><text:soft-page-break/><text:span text:style-name="T32">ребёнок. Знакомство с ними обогащает его чувства, речь, формирует отношение к окружающему миру, играет неоценимую роль во всестороннем развитии.</text:span></text:p>
      <text:p text:style-name="P33"/>
      <text:p text:style-name="P34">Развитие речи детей посредством фольклорных произведений, безусловно, не проявляется само собой. В этом важную роль играет воспитатель, умело направляющий этот процесс. Поэтому в работе с детьми я поставила перед собой задачу систематизировать работу по использованию произведений устного народного творчества для формирования у малышей речевой активности. </text:p>
      <text:p text:style-name="P35"><text:span text:style-name="T36">Новизна</text:span><text:span text:style-name="T37"> опыта состоит в разнообразии применения методов: планирование тематических дней, использование малых фольклорных форм в различных видах деятельности: игровой, образовательной, в процессе прогулок, утренней гимнастики, труда, режимных моментов. В работе использовались нетрадиционные формы и методы: стимулирующие детей к использованию малых фольклорных форм, создание ситуаций, побуждающих к творческим действиям. </text:span></text:p>
      <text:p text:style-name="P38">Изучив и проанализировав опыты работы О.Л. Князевой, М.Д. Маханевой «Приобщение детей к истокам русской народной культуры», М. Осениевой «Знакомство детей с русским фольклором», С.И. Мерзляковой «Фольклор – музыка – театр», М.Н. Мельникова «Русский детский фольклор» мною была поставлена цель.</text:p>
      <text:p text:style-name="P39"><text:span text:style-name="T40">Цель опыта:</text:span><text:span text:style-name="T41"> использование произведений русского народного фольклора, как возможность развития речи детей младшего дошкольного возраста; сделать жизнь детей интересной и содержательной, наполнить ее яркими впечатлениями, радостью творчества, способностью познать себя, окружающий мир.</text:span></text:p>
      <text:p text:style-name="P42"><text:span text:style-name="T43">Исходя из цели опыта, я определила следующие </text:span><text:span text:style-name="T44">задачи</text:span><text:span text:style-name="T45">:</text:span></text:p>
      <text:p text:style-name="P46">– воспитывать интерес детей к устному народному творчеству;</text:p>
      <text:p text:style-name="P47">– посредством живого образного языка учить пониманию слов и выражений, развивать выразительность, интонацию, силу голоса, диалогическую и монологическую связную речь;</text:p>
      <text:p text:style-name="P48">– расширять знания об окружающем мире посредством русского фольклора;</text:p>
      <text:p text:style-name="P49"><text:span text:style-name="T50">–</text:span><text:span text:style-name="T51"> развивать умение разыгрывать сказки по ролям;</text:span></text:p>
      <text:p text:style-name="P52">– развивать интерес к народным играм;</text:p>
      <text:p text:style-name="P53">– учить использовать фольклор в самостоятельной игровой и театрализованной деятельности.</text:p>
      <text:p text:style-name="P54">Решению этих задач значительно помогла парциальная программа Л.П.<text:s/>Князевой и М.Д. Маханевой «Приобщение детей к истокам русской народной культуры». Выбрать наиболее удачные приёмы воздействия на детей помогли<text:s/><text:soft-page-break/>статьи кандидата психологических наук Л.Н.Павловой «Фольклор для малышей».</text:p>
      <text:p text:style-name="P55">Реализацию поставленных задач по развитию речи детей посредством произведений народного творчества  выбрала следующие направления:</text:p>
      <text:p text:style-name="P56">– использование фольклорных произведений на занятиях;</text:p>
      <text:p text:style-name="P57">– в играх: дидактические игры, игры-забавы, пальчиковые игры, хороводные игры, подвижные народные игры, игры инсценировки;</text:p>
      <text:p text:style-name="P58">– чтение сказок и потешек, рассматривание к ним иллюстраций;</text:p>
      <text:p text:style-name="P59">– использование фольклора в режимных моментах;</text:p>
      <text:p text:style-name="P60">– работа с родителями.</text:p>
      <text:p text:style-name="P61">Работая по этому направлению, разработала детско-родительский образовательный проект «Русское устное народное творчество».</text:p>
      <text:p text:style-name="P62">Маленькие дети лучше воспринимают обращенную к ним речь, если она подкреплена наглядными предметами (картинками, игрушками). Поэтому в моей группе первоначальное внимание было направлено на обогащение предметно-развивающей среды.   В интерьер группы включила элементы русского фольклора: пособия в игровых уголках, мягкие игрушки из ткани, самодельные куклы, различные виды театров. В группе имеется настольный, пальчиковый театр «Репка», «Теремок», «Курочка Ряба», «Колобок», «Заюшкина избушка», а также театр рукавичек. Обязательным элементом стал «Уголок ряженья», с помощью родителей сшили сарафаны, рубашки, короны, изготовили кроватку-качалку, в которой спит кукла. А также оформила картотеки: «Русские народные игры для детей младшего дошкольного возраста», «Русские народные песенки, потешки, прибаутки, заклички», «Пальчиковая гимнастика для детей младшего дошкольного возраста», основанная на фольклорном материале. Также вместе с родителями сшили шапочки для инсценировки сказок и потешек.</text:p>
      <text:p text:style-name="P63">Эпизодическое внесение тканевых ковриков, сундучка с интересными вещами, кроватки с младенцем, предметами быта (горшочек с деревянной ложкой, посуда) – все это оживляет общение, создает своеобразный диалог между прошлым и настоящим, помогает ввести детей в игровую ситуацию фольклорного произведения, создает настрой на эмоциональный контакт между ребёнком и взрослым.</text:p>
      <text:p text:style-name="P64">В книжном уголке имеется подборка книг со сказками и потешками. Дети с удовольствием вместе со мной рассматривают книги, иллюстрации к русским народным потешкам, песенкам, сказкам. Чтобы поддерживать интерес всех детей к книге, задаю вопросы-загадки: «Кто, кто придет?», «Кто, кто найдёт красивые серёжки в ушах у кошки?» или «Кто, кто тушить пожар бежит?».</text:p>
      <text:p text:style-name="P65">Расширяя словарь детей через русский народный фольклор, нельзя не отметить познавательное значение словосочетаний из сказок и потешек, по которым<text:s/><text:soft-page-break/>можно учить ориентировке в пространстве, давать понятие о временных представлениях, величине: «Вот и люди спят, вот и звери спят», «Ночь пришла, темноту привела», «Солнышко встало, утро настало», «Маленькая птичка прилетела к нам», «Выросла репка большая». </text:p>
      <text:p text:style-name="P66">Обращая внимание детей на природные явления, через заклички, знакомлю их с могучей силой природы, учу радоваться и солнцу, и дождю и радуге:</text:p>
      <text:p text:style-name="P67">А ты радуга-дуга,</text:p>
      <text:p text:style-name="P68">Ты высока и туга!</text:p>
      <text:p text:style-name="P69">Не давай дождя.</text:p>
      <text:p text:style-name="P70">Дай нам солнышка-колоколышка!</text:p>
      <text:p text:style-name="P71">Учитывая, что звуковая культура речи<text:s/>-<text:s/>это не только правильное звукопроизношение, но и умение регулировать темп, громкость, дыхание. Эту речевую задачу я решаю, используя заклички и колыбельные песни. Само слово «заклички» побуждает детей говорить громко – закликать:</text:p>
      <text:p text:style-name="P72">Солнышко, появись!</text:p>
      <text:p text:style-name="P73">Красное, нарядись!</text:p>
      <text:p text:style-name="P74">Противоположным свойством обладают колыбельные песни. Само содержание побуждает детей произносить их тихо, спокойно, напевно, ласково:</text:p>
      <text:p text:style-name="P75">Тише, куры, не шумите.</text:p>
      <text:p text:style-name="P76">Моего Ваню не будите.</text:p>
      <text:p text:style-name="P77">Для выработки хорошей дикции, отчётливого и ясного произношения использую упражнения на звукопроизношение, имитацию голоса птиц. Обращала внимание детей на различную силу звучания их голосов: петушок поёт громко, гуси тоже гогочут громко, утки крякают отрывисто. Предлагала ребёнку интонацией голоса выразить нежность и ласку («Наша Маша маленькая, на ней шубка аленька»). Содержание такого рода текста как «Дон-дон-дон, загорелся Кошкин дом» обязывает передать тревогу, волнение по случаю происшедшего.</text:p>
      <text:p text:style-name="P78">Для полного использования развивающего потенциала малых форм фольклора я применяю их в режимных моментах с целью создания благоприятной речевой среды, так как это одно из условий речевого развития детей, а также для создания благоприятной эмоциональной атмосферы.</text:p>
      <text:p text:style-name="P79">Широко использую в своей работе загадки. Предметность, конкретность загадки, направленность на деталь делают её отличным приёмом дидактического воздействия на детей. Предлагаю загадки в начале занятия, наблюдения, бесед, с целью мотивации на предстоящую деятельность и поддержание интереса.  Использую загадки как средство проверки и закрепления знаний в занимательной форме, в завершении деятельности.</text:p>
      <text:p text:style-name="P80">Основой связной речи, заключающей в себе различные языковые средства, является диалог. Для диалога характерны неполные предложения, восклицания,<text:s/><text:soft-page-break/>вопрос, яркая интонационная мимика. Заучивание и обыгрывание диалогического фольклорного текста помогает детям улавливать интонационную окраску речи. Конкретность сформулированных вопросов вызывает чёткий и простой ответ.  </text:p>
      <text:p text:style-name="P81">Ваня — Ванечка!</text:p>
      <text:p text:style-name="P82">Куда ходил?</text:p>
      <text:p text:style-name="P83">В лесочек.</text:p>
      <text:p text:style-name="P84">Что видел?</text:p>
      <text:p text:style-name="P85">Пенёчек.</text:p>
      <text:p text:style-name="P86">Под пенёчком что?</text:p>
      <text:p text:style-name="P87">Грибочек.</text:p>
      <text:p text:style-name="P88">Хвать за кузовочек.</text:p>
      <text:p text:style-name="P89">В конце третьего года дети начинают понимать юмор. Чаще всего смешным для них бывает то, что выходит за рамки обычных представлений. Большое место в работе отвожу шутке, веселью. Для этого применяю небылицы, дразнилки, шутливые диалоги. Например, такой диалог:</text:p>
      <text:p text:style-name="P90">– Где ты, брат Иван?</text:p>
      <text:p text:style-name="P91">– В горнице.</text:p>
      <text:p text:style-name="P92">– А что делаешь?</text:p>
      <text:p text:style-name="P93">– Помогаю Петру.</text:p>
      <text:p text:style-name="P94">– А Петр что делает?</text:p>
      <text:p text:style-name="P95">– Да на печи лежит</text:p>
      <text:p text:style-name="P96">В ходе занятий по фольклору с детьми использую наглядные средства (игрушки, картинки, иллюстрации) с помощью которых создается развёрнутая картина действий.</text:p>
      <text:p text:style-name="P97">Одним из главных приёмов наглядности является приём инсценирования произведения. Такие инсценировки мы разыгрываем по подгруппам: одна группа играет спектакль, другая – зрители, а потом наоборот. Для инсценировок использую потешки, небылицы, короткие сказки, героями которых являются животные и дети. Игры-инсценировки способствуют развёртыванию диалогов, обогащению словарного запаса, интонационного и грамматического строя речи. Дети  не только проговаривают прибаутки, потешки, но и передают их содержание с помощью пластических движений тела, жеста. Показывают, как неуклюже ходит медведь, мягко крадется лиса, осторожно ходит котик, как музыканты играют на разных музыкальных инструментах. Такие инсценировки – это целая живая картина.</text:p>
      <text:p text:style-name="P98">Огромное значение в развитии речи детей младшего дошкольного возраста имеют дидактические игры. Ценность дидактических игр состоит в том, что речевые задачи решаются в игровом действии: формирование звукопроизношения, обогащения словаря, развитие связной речи. Наиболее<text:s/><text:soft-page-break/>успешно решаются речевые задачи в играх с использованием фольклорных произведений. Содержание дидактических игр, используемых для улучшения звукопроизношения, различно. Наиболее успешно эта задача решается в таких играх, как «Совушка-сова», «Поезд», «Еду – еду».</text:p>
      <text:p text:style-name="P99">Не менее серьёзное значение имеет обогащение словаря. Приобретение достаточного запаса слов на основе конкретных представлений и умение пользоваться ими в своей речи позволяет в дальнейшем овладеть связной речью. Использовала в своей работе такие игры, как «Уложим куклу спать», «Найди игрушку», «Больная кошечка», «Доскажи словечко».</text:p>
      <text:p text:style-name="P100">Особое место в работе по развитию речи детей занимают дидактические игры с предметными и сюжетными картинками. Игры с картинками способствуют расширению словарного запаса, формированию обобщенного значения слов, развитию грамматического строя речи, стимулирует активное использование речи («Узнай потешку», «Отгадай загадку»). Рассматривая их вместе с воспитателем, дети узнают персонажей, изображенных на картинке, охотно называют их, вспоминают то, что знали раньше.</text:p>
      <text:p text:style-name="P101">Созданный народом язык изобилует образными разговорными формами, выразительной лексикой. Это богатство родного языка может быть донесено до</text:p>
      <text:p text:style-name="P102">детей и с помощью народных игр. Содержащийся в них фольклорный материал способствует овладению родной речью. Русские народные игры для детей ценны в педагогическом отношении. Они оказывают большое влияние на воспитание ума, характера, воли, развивают нравственные чувства, физически укрепляют ребёнка, создают определенный духовный настрой, интерес к народному творчеству. Самые любимые игры для детей – это народные подвижные игры, в основе которых содержатся простейшие попевочки. Их ещё называют, игры с приговорами. Например, игра «Салки-догонялки».</text:p>
      <text:p text:style-name="P103">Дети в таких играх показывают быстроту движений, ловкость, сообразительность. Нельзя не отметить влияние таких игр на воспитание яркой интонационной выразительности, эмоциональности речи детей.  Для них особенно характерны интонационно-мимические компоненты, которые зависят от личных способностей игроков, от духа игры. Наверное, поэтому дети их так любят.  Играя в игру «Я хитрая лиса», проговаривание потешки дети сопровождают выразительными движениями. Чем чаще дети играли в эту игру, тем сильнее проявлялись эмоции и мимика.</text:p>
      <text:p text:style-name="P104">Если в начале, они просто проговаривали текст, то позднее в их речи появился оттенок насмешки, интонационная выразительность.</text:p>
      <text:p text:style-name="P105">А также мы очень любим, играть в хороводные игры: «Жили у бабуси»», «Мыши водят хоровод», «Ласковые имена», «Колпачок», «Мы на луг ходили», «Угадай, кто я?», «Ходит Ваня», «Всем Надюша расскажи», «Галя по садочку гуляла», «Карусели», «Пузырь», «Снежок» и др.</text:p>
      <text:soft-page-break/>
      <text:p text:style-name="P106">Игры-забавы могут быть использованы и для развития мелкой моторики. Эти игры включают движения кистей рук и пальцев, сопровождаемые ритмической, несложной речью («Сидит белка на тележке», «Пальчик-мальчик», «У нашей бабушки», «Дарики-дарики», «За работу» и др.)</text:p>
      <text:p text:style-name="P107">Использую фольклорные произведения и в продуктивной деятельности. Например, малыши коллективно лепили зернышки для цыплят. Курочка созвала и накормила цыпляток зернами. Дети, сразу подхватывая игру, вспоминают хорошо знакомую потешку «Вышла курочка гулять…». На занятиях по конструированию дети строили разнообразные домики-теремки. При обыгрывании постройки отвечали на вопросы: «Кто постучался в твой теремок?», «Как он попросился жить в твой теремок?».  Дети самостоятельно переносили действия и разговор персонажей хорошо знакомого произведения на совершенно другие игрушки: куклы, матрешки, уточки.  Интонацией своего голоса пытались передавать характер того или иного персонажа: за уточку поют тонким голосом, за матрешку – обыкновенным, за медведя грубым. При повторном строительстве домика, обыгрывали постройку потешками: «Кошка в окошке рубашку шьёт», «Курочка в сапожках избу метёт». Неоднократное использование произведений народного творчества на занятиях по развитию речи и в продуктивных видах деятельности, в игровой значительно обогатило словарь детей, сделало их речь эмоционально-выразительной.</text:p>
      <text:p text:style-name="P108"> Одним из важнейших направлений в моей деятельности по развитию речи детей является взаимодействие с родителями. Ребенок много времени находится вне детского сада: в кругу семьи, со сверстниками во дворе и т.д. Ребенок успешнее овладевает речью, когда с ним занимаются не только в детском саду, но и в семье. Правильное понимание родителями задач воспитания и обучения, знание некоторых методических приемов, используемых воспитателем в работе по развитию речи детей, несомненно, поможет им в организации речевых занятий дома. Я рекомендую родителям шире использовать образцы устного народного творчества в собственной речи, при этом на родительских собраниях и индивидуальных беседах показываю, как это можно сделать. </text:p>
      <text:p text:style-name="P109">Оформляю для них консультации, повышающие уровень знаний родителей о народном фольклоре и дающие практические навыки рассказывания. Например: папки «Пальчиковая гимнастика» (на фольклорном материале); «Русские народные игры для малышей»; проведено собрание на тему «Использование народного фольклора в развитии речи детей». Используемые мною на занятиях с детьми потешки, дидактические игры, подвижные игры, пальчиковые игры я предлагаю родителям в виде памяток, буклетов, рекомендаций для закрепления дома. Видя заинтересованность педагога в работе с детьми, получая систематически информацию, касающуюся речевого развития детей, родители тоже становились более активными, начинали осознавать важность речевого<text:s/><text:soft-page-break/>развития и помогали в изготовлении дидактического материала, который использовался на занятиях и в свободной игровой деятельности. </text:p>
      <text:p text:style-name="P110"><text:span text:style-name="T111">Исходя из результатов проведенной работы, я сделала </text:span><text:span text:style-name="T112">вывод</text:span><text:span text:style-name="T113">, что русский народный фольклор является неиссякаемым источником народной мудрости в воспитании детей в целом и в развитии речи в частности. В результате целенаправленного и систематического использования фольклора на занятиях и в повседневной жизни добилась положительных результатов в работе по данной теме, Дети стали эмоциональнее, активнее, свободно выражают свои просьбы и пожелания. Расширился и обогатился словарный запас детей, речь стала более четкой, внятной. Дети отвечают на простые вопросы, легко общаются друг с другом. Охотно играют вместе, развёртывают небольшие пока сюжеты, активно включаются в игру и начинают договаривать текст игры, потешки, сказки, некоторые пытаются использовать их самостоятельно. </text:span></text:p>
      <text:p text:style-name="P114">Работа по данному направлению еще не завершена. В перспективе своей деятельности вижу необходимость продолжить работу по развитию речи детей средствами устного народного творчества, а также развивать речь детей через театрализованные игры.</text:p>
      <text:p text:style-name="P115">Литература</text:p>
      <text:list text:style-name="LFO1" text:continue-numbering="true">
        <text:list-item>
          <text:p text:style-name="P116">Аникин В.П. «Русские народные пословицы, поговорки, загадки, детский фольклор» – М.: Учпедгиз, 1957 г.</text:p>
        </text:list-item>
        <text:list-item>
          <text:p text:style-name="P117">Бахметьева Т.И. «Детские частушки, шутки, прибаутки» Я.: «Академия развития» 2005г. </text:p>
        </text:list-item>
        <text:list-item>
          <text:p text:style-name="P118">Бондаренко Т.М. «Комплексные занятия в первой младшей группе детского сада» – В.; «Учитель», 2006г.</text:p>
        </text:list-item>
        <text:list-item>
          <text:p text:style-name="P119">Галанова Т.В. «Развивающие игры с малышами трёх лет» Я.: «Академия развития», 2002 г.</text:p>
        </text:list-item>
        <text:list-item>
          <text:p text:style-name="P120">Илларионова Ю.Г. «Учите детей отгадывать загадки» – М.: Просвещение, 2004г.</text:p>
        </text:list-item>
        <text:list-item>
          <text:p text:style-name="P121">Куприна Л.С., Бударина Т.А.   «Знакомство детей с русским народным творчеством»: Методическое пособие для педагогов дошкольных образовательных учреждений. – С.Пб: «Детство – Пресс» 2001г. </text:p>
        </text:list-item>
        <text:list-item>
          <text:p text:style-name="P122">«Путешествие по Стране Загадок» /Составитель: Шайдурова Н.В. Барнаул: БГПУ, 2000 г.</text:p>
        </text:list-item>
        <text:list-item>
          <text:p text:style-name="P123">Павлова Л.Н. «Фольклор для маленьких» Дошкольное воспитание– 1990 г. № 12, 1991 г. № 6, 1990 г. № 7. </text:p>
        </text:list-item>
        <text:list-item>
          <text:p text:style-name="P124">Романенко Л. «Устное народное творчество в развитии речевой активности детей». Дошкольное воспитание. – 1990 г. № 7.</text:p>
        </text:list-item>
        <text:list-item>
          <text:p text:style-name="P125">Тарасова Т. «Мальчик – пальчик, где ты был?» Дошкольное воспитание 1995 г. № 12 г. 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ato, sans-serif" svg:font-family="La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t Blox</dc:creator>
    <meta:creation-date>2023-04-23T20:11:00Z</meta:creation-date>
    <dc:date>2023-04-24T04:52:00Z</dc:date>
    <meta:template xlink:href="Normal" xlink:type="simple"/>
    <meta:editing-cycles>2</meta:editing-cycles>
    <meta:editing-duration>PT1080S</meta:editing-duration>
    <meta:document-statistic meta:page-count="9" meta:paragraph-count="43" meta:word-count="3219" meta:character-count="21529" meta:row-count="152" meta:non-whitespace-character-count="18353"/>
  </office:meta>
</office:document-meta>
</file>